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73.85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0.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data-style-name="N11">
      <style:table-cell-properties fo:border-bottom="0.06pt solid #000000" fo:border-left="none" fo:border-right="0.06pt solid #000000" fo:border-top="none"/>
    </style:style>
    <style:style style:name="ce9" style:family="table-cell" style:parent-style-name="Default" style:data-style-name="N11">
      <style:table-cell-properties fo:border-bottom="none" fo:border-left="none" fo:border-right="0.06pt solid #000000" fo:border-top="0.06pt solid #000000"/>
    </style:style>
    <style:style style:name="ce10" style:family="table-cell" style:parent-style-name="Default">
      <style:table-cell-properties fo:border-bottom="none" fo:border-left="none" fo:border-right="0.06pt solid #000000" fo:border-top="none"/>
    </style:style>
    <style:style style:name="ce11"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1"/>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office:value-type="string" calcext:value-type="string">
            <text:p>CERTAINTY</text:p>
          </table:table-cell>
        </table:table-row>
        <table:table-row table:style-name="ro2">
          <table:table-cell office:value-type="string" calcext:value-type="string">
            <text:p>http://electronics.howstuffworks.com/diode2.htm</text:p>
          </table:table-cell>
          <table:table-cell office:value-type="string" calcext:value-type="string">
            <text:p>Educational science website</text:p>
          </table:table-cell>
          <table:table-cell office:value-type="string" calcext:value-type="string">
            <text:p>Article</text:p>
          </table:table-cell>
          <table:table-cell office:value-type="string" calcext:value-type="string">
            <text:p>How staff work</text:p>
          </table:table-cell>
          <table:table-cell office:value-type="string" calcext:value-type="string">
            <text:p>You can change the behavior of silicon and turn it into a conductor by doping it. In doping, you mix a small amount of an impurity into the silicon crystal. N-type - In N-type doping, phosphorus or arsenic is added to the silicon in small quantities. Phosphorus and arsenic each have five outer electrons, so they're out of place when they get into the silicon lattice. The fifth electron has nothing to bond to, so it's free to move around. It takes only a very small quantity of the impurity to create enough free electrons to allow an electric current to flow through the silicon. N-type silicon is a good conductor. Electrons have a negative charge, hence the name N-type.</text:p>
            <text:p>P-type - In P-type doping, boron or gallium is the dopant. Boron and gallium each have only three outer electrons. When mixed into the silicon lattice, they form "holes" in the lattice where a silicon electron has nothing to bond to. The absence of an electron creates the effect of a positive charge, hence the name P-type. Holes can conduct current. A hole happily accepts an electron from a neighbor, moving the hole over a space. P-type silicon is a good conductor.A device that blocks current in one direction while letting current flow in another direction is called a diode. Diodes can be used in a number of ways. For example, a device that uses batteries often contains a diode that protects the device if you insert the batteries backward. The diode simply blocks any current from leaving the battery if it is reversed -- this protects the sensitive electronics in the device. A transistor is created by using three layers rather than the two layers used in a diode. You can create either an NPN or a PNP sandwich. A transistor can act as a switch or an amplifier.</text:p>
            <text:p/>
            <text:p>A transistor looks like two diodes back-to-back. You'd imagine that no current could flow through a transistor because back-to-back diodes would block current both ways. And this is true. However, when you apply a small current to the center layer of the sandwich, a much larger current can flow through the sandwich as a whole. This gives a transistor its switching behavior. A small current can turn a larger current on and off.</text:p>
            <text:p/>
            <text:p>A silicon chip is a piece of silicon that can hold thousands of transistors. With transistors acting as switches, you can create Boolean gates, and with Boolean gates you can create microprocessor chips.</text:p>
            <text:p/>
            <text:p>The natural progression from silicon to doped silicon to transistors to chips is what has made microprocessors and other electronic devices so inexpensive and ubiquitous in today's society. The fundamental principles are surprisingly simple. The miracle is the constant refinement of those principles to the point where, today, tens of millions of transistors can be inexpensively formed onto a single chip.</text:p>
          </table:table-cell>
          <table:table-cell office:value-type="string" calcext:value-type="string">
            <text:p>English</text:p>
          </table:table-cell>
          <table:table-cell office:value-type="string" calcext:value-type="string">
            <text:p>Silicon,You can manipulate its conductivity to create a transistor</text:p>
          </table:table-cell>
          <table:table-cell office:value-type="string" calcext:value-type="string">
            <text:p>English</text:p>
          </table:table-cell>
          <table:table-cell office:value-type="string" calcext:value-type="string">
            <text:p>Reliable</text:p>
          </table:table-cell>
          <table:table-cell/>
          <table:table-cell table:style-name="ce8" office:value-type="percentage" office:value="1" calcext:value-type="percentage">
            <text:p>100.00%</text:p>
          </table:table-cell>
        </table:table-row>
        <table:table-row table:style-name="ro1">
          <table:table-cell table:style-name="ce4" office:value-type="string" calcext:value-type="string">
            <text:p><text:a xlink:href="https://chem.libretexts.org/Core/Inorganic_Chemistry/Descriptive_Chemistry/Elements_Organized_by_Block/2_p-Block_Elements/Group_14%3A_The_Carbon_Family/Chemistry_of_Silicon" xlink:type="simple">https://chem.libretexts.org/Core/Inorganic_Chemistry/Descriptive_Chemistry/Elements_Organized_by_Block/2_p-Block_Elements/Group_14%3A_The_Carbon_Family/Chemistry_of_Silicon</text:a></text:p>
          </table:table-cell>
          <table:table-cell table:style-name="ce7" office:value-type="string" calcext:value-type="string">
            <text:p>Educational website/online library</text:p>
          </table:table-cell>
          <table:table-cell table:style-name="ce7" office:value-type="string" calcext:value-type="string">
            <text:p>Article</text:p>
          </table:table-cell>
          <table:table-cell table:style-name="ce7" office:value-type="string" calcext:value-type="string">
            <text:p>University of California</text:p>
          </table:table-cell>
          <table:table-cell table:style-name="ce7" office:value-type="string" calcext:value-type="string">
            <text:p><text:s/>Pure silicon, that is essentially pure silicon, has the unique ability of being able to discretely control the number and charge of the current that passes through it. This makes silicon play a role of utmost importance in devices such as transistors, solar cells, integrated circuits, microprocessors, and semiconductor devices, where such current control is a necessity for proper performance. Semiconductors exemplify silicon's use in contemporary technology. </text:p>
          </table:table-cell>
          <table:table-cell table:style-name="ce7" office:value-type="string" calcext:value-type="string">
            <text:p>English</text:p>
          </table:table-cell>
          <table:table-cell table:style-name="ce7" office:value-type="string" calcext:value-type="string">
            <text:p>Silicon,You can manipulate its conductivity to create a transistor</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9" office:value-type="percentage" office:value="1" calcext:value-type="percentage">
            <text:p>100.00%</text:p>
          </table:table-cell>
        </table:table-row>
        <table:table-row table:style-name="ro1">
          <table:table-cell table:style-name="ce5"/>
          <table:table-cell table:style-name="Default" table:number-columns-repeated="9"/>
          <table:table-cell table:style-name="ce10"/>
        </table:table-row>
        <table:table-row table:style-name="ro1">
          <table:table-cell table:number-columns-repeated="10"/>
          <table:table-cell table:style-name="ce11"/>
        </table:table-row>
        <table:table-row table:style-name="ro1">
          <table:table-cell table:style-name="Default"/>
          <table:table-cell table:style-name="Default" office:value-type="string" calcext:value-type="string">
            <text:p><text:s/></text:p>
          </table:table-cell>
          <table:table-cell table:style-name="Default"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1:25:51.9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7T21:39:42.503000000</dc:date>
    <meta:editing-duration>PT15M11S</meta:editing-duration>
    <meta:editing-cycles>3</meta:editing-cycles>
    <meta:generator>LibreOffice/5.3.2.2$Windows_x86 LibreOffice_project/6cd4f1ef626f15116896b1d8e1398b56da0d0ee1</meta:generator>
    <meta:document-statistic meta:table-count="1" meta:cell-count="32" meta:object-count="0"/>
  </office:meta>
</office:document-meta>
</file>